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size-asian="10.5pt"/>
    </style:style>
    <style:style style:name="P2" style:family="paragraph" style:parent-style-name="Standard">
      <style:text-properties officeooo:paragraph-rsid="00158297"/>
    </style:style>
    <style:style style:name="P3" style:family="paragraph" style:parent-style-name="Standard">
      <style:text-properties officeooo:rsid="00158297" officeooo:paragraph-rsid="00158297"/>
    </style:style>
    <style:style style:name="P4" style:family="paragraph" style:parent-style-name="Standard">
      <style:text-properties officeooo:rsid="0019d259" officeooo:paragraph-rsid="0019d259"/>
    </style:style>
    <style:style style:name="P5" style:family="paragraph" style:parent-style-name="Standard">
      <style:text-properties officeooo:paragraph-rsid="001d871f"/>
    </style:style>
    <style:style style:name="P6" style:family="paragraph" style:parent-style-name="Standard">
      <style:text-properties officeooo:paragraph-rsid="001f85ec"/>
    </style:style>
    <style:style style:name="P7" style:family="paragraph" style:parent-style-name="Standard">
      <style:text-properties officeooo:rsid="001f85ec" officeooo:paragraph-rsid="001f85ec"/>
    </style:style>
    <style:style style:name="P8" style:family="paragraph" style:parent-style-name="Standard">
      <style:text-properties officeooo:rsid="00185e2d" officeooo:paragraph-rsid="00276244"/>
    </style:style>
    <style:style style:name="P9" style:family="paragraph" style:parent-style-name="Standard">
      <style:text-properties officeooo:rsid="00185e2d" officeooo:paragraph-rsid="0027859c"/>
    </style:style>
    <style:style style:name="P10" style:family="paragraph" style:parent-style-name="Standard">
      <style:text-properties officeooo:rsid="0013f2ce" officeooo:paragraph-rsid="002a8ed7"/>
    </style:style>
    <style:style style:name="P11" style:family="paragraph" style:parent-style-name="Standard">
      <style:text-properties officeooo:rsid="002a8ed7" officeooo:paragraph-rsid="002a8ed7"/>
    </style:style>
    <style:style style:name="P12" style:family="paragraph" style:parent-style-name="Standard">
      <style:text-properties fo:font-size="13pt" fo:font-style="normal" fo:font-weight="bold" officeooo:paragraph-rsid="002bb324" style:font-size-asian="10.5pt"/>
    </style:style>
    <style:style style:name="P13" style:family="paragraph" style:parent-style-name="Standard">
      <style:text-properties officeooo:paragraph-rsid="002bb324"/>
    </style:style>
    <style:style style:name="P14" style:family="paragraph" style:parent-style-name="Standard">
      <style:text-properties officeooo:rsid="00158297" officeooo:paragraph-rsid="002da9b2"/>
    </style:style>
    <style:style style:name="P15" style:family="paragraph" style:parent-style-name="Standard">
      <style:paragraph-properties fo:break-before="pag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21db34" style:font-size-asian="14pt" style:font-weight-asian="bold" style:font-size-complex="14pt" style:font-weight-complex="bold"/>
    </style:style>
    <style:style style:name="T3" style:family="text">
      <style:text-properties fo:font-size="14pt" fo:font-weight="bold" style:font-size-asian="10.5pt"/>
    </style:style>
    <style:style style:name="T4" style:family="text">
      <style:text-properties fo:font-size="14pt" fo:font-weight="bold" officeooo:rsid="0013f2ce" style:font-size-asian="10.5pt"/>
    </style:style>
    <style:style style:name="T5" style:family="text">
      <style:text-properties fo:font-size="14pt" fo:font-style="normal" fo:font-weight="bold" style:font-size-asian="10.5pt"/>
    </style:style>
    <style:style style:name="T6" style:family="text">
      <style:text-properties fo:font-size="14pt" fo:font-style="normal" fo:font-weight="bold" officeooo:rsid="002d2279" style:font-size-asian="10.5pt"/>
    </style:style>
    <style:style style:name="T7" style:family="text">
      <style:text-properties fo:font-size="14pt" fo:font-style="normal" fo:font-weight="bold" officeooo:rsid="002da9b2" style:font-size-asian="10.5pt"/>
    </style:style>
    <style:style style:name="T8" style:family="text">
      <style:text-properties fo:font-size="14pt" fo:font-style="normal" fo:font-weight="bold" officeooo:rsid="002f8814" style:font-size-asian="10.5pt"/>
    </style:style>
    <style:style style:name="T9" style:family="text">
      <style:text-properties fo:font-size="14pt" fo:font-style="normal" fo:font-weight="normal" style:font-size-asian="10.5pt"/>
    </style:style>
    <style:style style:name="T10" style:family="text">
      <style:text-properties fo:font-size="12pt" fo:font-style="normal" fo:font-weight="bold" style:font-size-asian="12pt" style:font-size-complex="12pt"/>
    </style:style>
    <style:style style:name="T11" style:family="text">
      <style:text-properties fo:font-size="12pt" fo:font-style="normal" fo:font-weight="normal" style:font-size-asian="12pt" style:font-size-complex="12pt"/>
    </style:style>
    <style:style style:name="T12" style:family="text">
      <style:text-properties fo:font-size="12pt" fo:font-style="normal" fo:font-weight="normal" officeooo:rsid="002543a7" style:font-size-asian="12pt" style:font-size-complex="12pt"/>
    </style:style>
    <style:style style:name="T13" style:family="text">
      <style:text-properties fo:font-size="12pt" fo:font-weight="bold" officeooo:rsid="0013f2ce" style:font-size-asian="10.5pt"/>
    </style:style>
    <style:style style:name="T14" style:family="text">
      <style:text-properties fo:font-size="12pt" fo:font-weight="bold" officeooo:rsid="001d871f" style:font-size-asian="10.5pt"/>
    </style:style>
    <style:style style:name="T15" style:family="text">
      <style:text-properties fo:font-weight="bold" style:font-size-asian="10.5pt"/>
    </style:style>
    <style:style style:name="T16" style:family="text">
      <style:text-properties fo:font-weight="bold" officeooo:rsid="00298422" style:font-size-asian="10.5pt"/>
    </style:style>
    <style:style style:name="T17" style:family="text">
      <style:text-properties fo:font-weight="bold" officeooo:rsid="002219fb" style:font-weight-asian="bold" style:font-weight-complex="bold"/>
    </style:style>
    <style:style style:name="T18" style:family="text">
      <style:text-properties fo:font-weight="bold" officeooo:rsid="00238fef" style:font-weight-asian="bold" style:font-weight-complex="bold"/>
    </style:style>
    <style:style style:name="T19" style:family="text">
      <style:text-properties fo:font-weight="bold" officeooo:rsid="002a8ed7" style:font-weight-asian="bold" style:font-weight-complex="bold"/>
    </style:style>
    <style:style style:name="T20" style:family="text">
      <style:text-properties officeooo:rsid="00113e42"/>
    </style:style>
    <style:style style:name="T21" style:family="text">
      <style:text-properties officeooo:rsid="0013f2ce"/>
    </style:style>
    <style:style style:name="T22" style:family="text">
      <style:text-properties officeooo:rsid="001ae1d6"/>
    </style:style>
    <style:style style:name="T23" style:family="text">
      <style:text-properties officeooo:rsid="001f88ba"/>
    </style:style>
    <style:style style:name="T24" style:family="text">
      <style:text-properties officeooo:rsid="00211695"/>
    </style:style>
    <style:style style:name="T25" style:family="text">
      <style:text-properties officeooo:rsid="0021db34"/>
    </style:style>
    <style:style style:name="T26" style:family="text">
      <style:text-properties officeooo:rsid="002219fb"/>
    </style:style>
    <style:style style:name="T27" style:family="text">
      <style:text-properties officeooo:rsid="0024c7a4"/>
    </style:style>
    <style:style style:name="T28" style:family="text">
      <style:text-properties officeooo:rsid="0025513f"/>
    </style:style>
    <style:style style:name="T29" style:family="text">
      <style:text-properties fo:font-weight="normal" officeooo:rsid="00238fef" style:font-weight-asian="normal" style:font-weight-complex="normal"/>
    </style:style>
    <style:style style:name="T30" style:family="text">
      <style:text-properties fo:font-weight="normal" officeooo:rsid="0025513f" style:font-weight-asian="normal" style:font-weight-complex="normal"/>
    </style:style>
    <style:style style:name="T31" style:family="text">
      <style:text-properties fo:font-weight="normal" officeooo:rsid="0026db07" style:font-weight-asian="normal" style:font-weight-complex="normal"/>
    </style:style>
    <style:style style:name="T32" style:family="text">
      <style:text-properties fo:font-weight="normal" officeooo:rsid="00276244" style:font-weight-asian="normal" style:font-weight-complex="normal"/>
    </style:style>
    <style:style style:name="T33" style:family="text">
      <style:text-properties fo:font-weight="normal" officeooo:rsid="0027859c" style:font-weight-asian="normal" style:font-weight-complex="normal"/>
    </style:style>
    <style:style style:name="T34" style:family="text">
      <style:text-properties fo:font-weight="normal" officeooo:rsid="002219fb" style:font-weight-asian="normal" style:font-weight-complex="normal"/>
    </style:style>
    <style:style style:name="T35" style:family="text">
      <style:text-properties officeooo:rsid="00298422"/>
    </style:style>
    <style:style style:name="T36" style:family="text">
      <style:text-properties officeooo:rsid="002a8ed7"/>
    </style:style>
    <style:style style:name="T37" style:family="text">
      <style:text-properties fo:font-size="18pt" fo:font-weight="bold" style:font-size-asian="10.5pt"/>
    </style:style>
    <style:style style:name="T38" style:family="text">
      <style:text-properties fo:font-size="18pt" fo:font-weight="bold" officeooo:rsid="000b788d" style:font-size-asian="10.5pt"/>
    </style:style>
    <style:style style:name="T39" style:family="text">
      <style:text-properties fo:font-size="18pt" fo:font-weight="bold" style:font-size-asian="18pt" style:font-weight-asian="bold" style:font-size-complex="18pt" style:font-weight-complex="bold"/>
    </style:style>
    <style:style style:name="T40" style:family="text">
      <style:text-properties fo:font-size="18pt" fo:font-weight="bold" officeooo:rsid="0021db34" style:font-size-asian="18pt" style:font-weight-asian="bold" style:font-size-complex="18pt" style:font-weight-complex="bold"/>
    </style:style>
    <style:style style:name="T41" style:family="text">
      <style:text-properties fo:font-size="18pt" fo:font-weight="bold" officeooo:rsid="00320395" style:font-size-asian="18pt" style:font-weight-asian="bold" style:font-size-complex="18pt" style:font-weight-complex="bold"/>
    </style:style>
    <style:style style:name="T42" style:family="text">
      <style:text-properties fo:font-size="18pt" fo:font-weight="bold" officeooo:rsid="003495fe" style:font-size-asian="18pt" style:font-weight-asian="bold" style:font-size-complex="18pt" style:font-weight-complex="bold"/>
    </style:style>
    <style:style style:name="T43" style:family="text">
      <style:text-properties fo:font-size="13pt" fo:font-style="normal" fo:font-weight="bold" style:font-size-asian="10.5pt"/>
    </style:style>
    <style:style style:name="T44" style:family="text">
      <style:text-properties fo:font-size="13pt" fo:font-style="normal" style:font-size-asian="10.5pt" style:font-style-asian="normal" style:font-style-complex="normal"/>
    </style:style>
    <style:style style:name="T45" style:family="text">
      <style:text-properties fo:font-size="13pt" fo:font-style="italic" style:font-size-asian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37"><text:line-break/>Cookbook: Installation of prerequisites for </text:span><text:span text:style-name="T38">a </text:span><text:span text:style-name="T37">VuFind based presentation component </text:span><text:line-break/><text:line-break/></text:p>
      <text:p text:style-name="P13"/>
      <text:p text:style-name="P13"><text:span text:style-name="T3">I) Update the current Operating System <text:s/></text:span><text:s/><text:line-break/>apt-get update<text:line-break/><text:line-break/></text:p>
      <text:p text:style-name="P13"><text:span text:style-name="T3">II. Prerequesites (necessary tools</text:span>)<text:line-break/><text:line-break/><text:span text:style-name="T43">1) Install MySQL Server</text:span><text:span text:style-name="T45"> </text:span></text:p>
      <text:p text:style-name="P13"/>
      <text:p text:style-name="P13">apt-get install mysql-client-core-5.5 </text:p>
      <text:p text:style-name="P13">apt-get install mysql-server </text:p>
      <text:p text:style-name="P13"/>
      <text:p text:style-name="P13"/>
      <text:p text:style-name="P12">2) Install Apache httpd server </text:p>
      <text:p text:style-name="P13">apt-get install apache2 </text:p>
      <text:p text:style-name="P13"/>
      <text:p text:style-name="P13"><text:line-break/><text:span text:style-name="T43">3) install Git </text:span></text:p>
      <text:p text:style-name="P13">apt-get install git </text:p>
      <text:p text:style-name="P13"/>
      <text:p text:style-name="P13"><text:line-break/><text:span text:style-name="T43">4) necessary PHP libraries</text:span><text:span text:style-name="T45"> </text:span></text:p>
      <text:p text:style-name="P13">minimum: 5.3.3<text:line-break/>default on Ubuntu 12.04: 5.3.10<text:line-break/>used by swissbib: 5.4x<text:line-break/><text:bookmark-start text:name="__DdeLink__684_1883247516"/>apt-get install php5 </text:p>
      <text:p text:style-name="P13"><text:bookmark-end text:name="__DdeLink__684_1883247516"/>apt-get install php5-mcrypt </text:p>
      <text:p text:style-name="P13">apt-get install php5-gd </text:p>
      <text:p text:style-name="P13">apt-get install php5-intl </text:p>
      <text:p text:style-name="P13">apt-get install php5-mysql </text:p>
      <text:p text:style-name="P13"><text:line-break/><text:line-break/>5<text:span text:style-name="T43">) further helpful tools (please send a request if you need more support)<text:line-break/></text:span><text:span text:style-name="T45">- </text:span><text:span text:style-name="T44">PHPStorm as development environment (http://www.jetbrains.com/phpstorm/) </text:span></text:p>
      <text:p text:style-name="P13">- <text:s/>xDebug for debugging (http://xdebug.org/)<text:line-break/><text:line-break/></text:p>
      <text:p text:style-name="P13"/>
      <text:p text:style-name="P15"><text:line-break/><text:span text:style-name="T39">Cookbook: Installation steps for </text:span><text:span text:style-name="T40">a local </text:span><text:span text:style-name="T39">swissbib VuFind </text:span><text:span text:style-name="T40">presentation component <text:line-break/>(</text:span><text:span text:style-name="T42">workshop at </text:span><text:span text:style-name="T40">EPFL “Free software in libraries” </text:span><text:span text:style-name="T41">day</text:span><text:span text:style-name="T40">)</text:span><text:span text:style-name="T39"> </text:span><text:span text:style-name="T1"><text:line-break/><text:line-break/></text:span><text:line-break/><text:span text:style-name="T5">I. Installation of swissbib sources from Github <text:line-break/></text:span><text:span text:style-name="T10"><text:line-break/></text:span><text:span text:style-name="T11">0) assumption: services MySQL and Apache are already started<text:line-break/>(service mysql start|restart<text:line-break/>service apache2 start|restart)<text:line-break/><text:line-break/>→</text:span><text:span text:style-name="T12"> take a look at “Cookbook – Prerequisites for a VuFind based presentation component”</text:span><text:span text:style-name="T11"><text:line-break/></text:span><text:span text:style-name="T9"><text:line-break/></text:span>1) mkdir /usr/local/vufind/<text:span text:style-name="T25">epfl</text:span><text:line-break/><text:line-break/>2) cd /usr/local/vufind/<text:span text:style-name="T20">epfl</text:span><text:line-break/>→ by now called APP_DIR<text:line-break/><text:line-break/><text:line-break/><text:span text:style-name="T22">3</text:span>) <text:s/>git clone https://github.com/swissbib/sbvf2.git .</text:p>
      <text:p text:style-name="P7"><text:span text:style-name="T28">g</text:span>it checkout feature/epflworkshop<text:line-break/><text:line-break/>→ additional resources for the workshop <text:span text:style-name="T25">are part of this branch</text:span></text:p>
      <text:p text:style-name="P6"><text:s/></text:p>
      <text:p text:style-name="Standard"><text:line-break/></text:p>
      <text:p text:style-name="Standard"><text:span text:style-name="T15">status: now you have got all the necessary resources </text:span><text:line-break/><text:span text:style-name="T15">next: Configure a local MySQL database</text:span></text:p>
      <text:p text:style-name="P1"/>
      <text:p text:style-name="Standard"><text:span text:style-name="T5">II. Setup and configure a local MySQL database </text:span><text:span text:style-name="T6">and Webserver</text:span><text:span text:style-name="T5"> </text:span><text:line-break/><text:line-break/>6) cd sbDocumentation<text:line-break/><text:line-break/>7) Create and configure MySQL database<text:line-break/></text:p>
      <text:p text:style-name="Standard">mysql --user=root -p &lt; sb.vufind2.schema.only.sql </text:p>
      <text:p text:style-name="Standard"/>
      <text:p text:style-name="Standard">mysql –user=root -p<text:line-break/>(you need the MySQL root password)<text:line-break/></text:p>
      <text:p text:style-name="Standard"><text:s/>CREATE USER 'vufind2'@'localhost' IDENTIFIED BY 'vufind2'; </text:p>
      <text:p text:style-name="Standard"><text:s/>GRANT ALL PRIVILEGES ON vufind2.* TO 'vufind2'@'localhost' IDENTIFIED BY 'vufind2' WITH GRANT OPTION; </text:p>
      <text:p text:style-name="Standard"/>
      <text:p text:style-name="P5"><text:span text:style-name="T4"><text:line-break/></text:span><text:soft-page-break/><text:span text:style-name="T4"><text:line-break/></text:span><text:span text:style-name="T13">status: </text:span><text:span text:style-name="T14">you have a local MySQL database which is used by your application</text:span><text:span text:style-name="T13"><text:line-break/>next: Configure </text:span><text:span text:style-name="T14">the application for the first start</text:span><text:span text:style-name="T4"><text:line-break/><text:line-break/></text:span><text:span text:style-name="T21">8) <text:s/>Configuration of webserver<text:line-break/><text:line-break/>cp $APP_DIR/sbDocumentation/installation/httpd-vufind.conf $APP_DIR/local</text:span></text:p>
      <text:p text:style-name="P3">cd /etc/apache2/conf.d<text:line-break/><text:span text:style-name="T23">sudo </text:span>ln -s /usr/local/vufind/epfl/local/httpd-vufind.conf http_epfl.vufind.conf</text:p>
      <text:p text:style-name="P14"><text:span text:style-name="T23">sudo </text:span>service apache2 restart <text:s/>(restart apache webserver)<text:line-break/><text:line-break/><text:line-break/><text:span text:style-name="T5">II. </text:span><text:span text:style-name="T7">Configuration of the Applic</text:span><text:span text:style-name="T8">a</text:span><text:span text:style-name="T7">tion</text:span><text:span text:style-name="T5"> </text:span><text:line-break/><text:line-break/><text:span text:style-name="T24">9) general configuration</text:span></text:p>
      <text:p text:style-name="P3"/>
      <text:p text:style-name="P4"><text:s/>cd $APP_DIR</text:p>
      <text:p text:style-name="P8">cp $APP_DIR/sbDocumentation/installation/config.ini $APP_DIR/local/config/vufind<text:line-break/><text:line-break/><text:line-break/>sudo chmod 777 $APP_DIR/log<text:line-break/>sudo chmod 777 $APP_DIR/local/cache<text:line-break/><text:line-break/><text:line-break/><text:span text:style-name="T27">10) fetch the definitions to which group every single institution in swissbib belongs from </text:span><text:a xlink:type="simple" xlink:href="http://admin.swissbib.ch/libadmintest"><text:span text:style-name="T27">http://admin.swissbib.ch/libadmintest</text:span></text:a><text:span text:style-name="T27"><text:line-break/>use a special script done for this purposes<text:line-break/><text:line-break/>cd $APP_DIR<text:line-break/><text:line-break/>./cli/sync.ubuntu.sh -v</text:span><text:line-break/><text:line-break/><text:span text:style-name="T17">status: now you are able to start the general application for the first time with <text:line-break/></text:span><text:a xlink:type="simple" xlink:href="http://localhost/epfl"><text:span text:style-name="T17">http://localhost/epfl</text:span></text:a><text:span text:style-name="T17"><text:line-break/><text:line-break/></text:span><text:span text:style-name="T29">10) Fetch the local view epflworkshopview from admin.swissbib.ch/libadmintest<text:line-break/></text:span><text:span text:style-name="T30">(background: slide <text:s/></text:span><text:span text:style-name="T31">15 of presentation)<text:line-break/><text:line-break/>→</text:span><text:span text:style-name="T32"> cd $APP_DIR/local/config/vufind<text:line-break/><text:line-break/>vi config.ini<text:line-break/><text:line-break/>path <text:s text:c="2"/>= vufind/epflworkshopview.json</text:span></text:p>
      <text:p text:style-name="P9"><text:span text:style-name="T32">;path <text:s text:c="2"/>= vufind/green.json</text:span><text:span text:style-name="T18"><text:line-break/></text:span><text:span text:style-name="T29"><text:line-break/></text:span><text:span text:style-name="T33">uncomment epflworkshopview.json<text:line-break/>comment green.json<text:line-break/><text:line-break/></text:span><text:soft-page-break/><text:span text:style-name="T33">→ clear the local cache<text:line-break/>cd $APP_DIR/local/cache</text:span></text:p>
      <text:p text:style-name="P9"><text:span text:style-name="T33">sudo -s rm -rf *</text:span><text:span text:style-name="T34"><text:line-break/><text:line-break/></text:span><text:span text:style-name="T33">reload the application http://localhost/epfl</text:span><text:span text:style-name="T34"><text:line-break/></text:span><text:span text:style-name="T26"><text:line-break/>status: now you are running a local presentation component with a logical view but the resultset of every request against http://search.swissbib.ch contains still records which do not belong to your selected institutions<text:line-break/><text:line-break/>11) Define a seach restriction!<text:line-break/><text:line-break/>cp $APP_DIR/sbDocumentation/installations/searchspecs.filter.yaml $APP_DIR/local/config/vufind/ searchspecs.yaml<text:line-break/><text:line-break/>clear the cache as described above<text:line-break/><text:line-break/><text:line-break/>12) reload the application with http://localhost/epfl</text:span></text:p>
      <text:p text:style-name="P10"><text:line-break/><text:span text:style-name="T16">status: you are now running a localized application with a logical view which contains only your selected institutions. Every request contains a hidden filter for the defined institutions</text:span><text:span text:style-name="T35"><text:line-break/><text:line-break/> 13) use a different theme to change the layout (simple colour)<text:line-break/><text:line-break/>vi $APP_DIR/local/config/vufind/config.ini<text:line-break/><text:line-break/>change the themes:<text:line-break/>;change it to swissbibsingle or your own theme</text:span></text:p>
      <text:p text:style-name="P11"><text:span text:style-name="T35">;theme <text:s text:c="17"/>= swissbibsingle</text:span></text:p>
      <text:p text:style-name="P11"><text:span text:style-name="T35">;theme <text:s text:c="17"/>= epflworkshopblue</text:span></text:p>
      <text:p text:style-name="P11"><text:span text:style-name="T35">theme <text:s text:c="18"/>= epflworkshopred</text:span></text:p>
      <text:p text:style-name="P2"><text:line-break/><text:span text:style-name="T19">status: congratulations! You retraced all the steps of the workshop “swissbib for the short distance runner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30T23:56:32</meta:creation-date>
    <dc:date>2013-10-07T22:15:05.230240336</dc:date>
    <meta:editing-duration>PT4H33M46S</meta:editing-duration>
    <meta:editing-cycles>72</meta:editing-cycles>
    <meta:generator>LibreOffice/4.1.1.2$Linux_x86 LibreOffice_project/410m0$Build-2</meta:generator>
    <meta:document-statistic meta:table-count="0" meta:image-count="0" meta:object-count="0" meta:page-count="4" meta:paragraph-count="39" meta:word-count="531" meta:character-count="4299" meta:non-whitespace-character-count="3648"/>
  </office:meta>
</office:document-meta>
</file>